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60000039A5FE1295462A0F654.png" manifest:media-type="image/png"/>
  <manifest:file-entry manifest:full-path="Pictures/10000000000004360000039AC10DF8D1903920B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4.108cm" svg:y="11.197cm" svg:width="10.326cm" svg:height="8.83cm" draw:z-index="0"><draw:image xlink:href="Pictures/10000000000004360000039AC10DF8D1903920B8.png" xlink:type="simple" xlink:show="embed" xlink:actuate="onLoad"/></draw:frame><draw:frame draw:style-name="fr1" draw:name="Image2" text:anchor-type="paragraph" svg:x="3.949cm" svg:y="1.536cm" svg:width="10.019cm" svg:height="8.569cm" draw:z-index="1"><draw:image xlink:href="Pictures/10000000000004360000039A5FE1295462A0F6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3:50:55.587367377</meta:creation-date>
    <dc:date>2019-04-11T13:52:38.312648103</dc:date>
    <meta:editing-duration>PT1M4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3.6.1$Linux_X86_64 LibreOffice_project/30$Build-1</meta:generator>
  </office:meta>
</office:document-meta>
</file>